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Panie,</text:span><text:span text:style-name="T1"><text:line-break/></text:span><text:span text:style-name="T1">światło miłości Twej </text:span><text:span text:style-name="T1">świeci</text:span><text:span text:style-name="T1"><text:line-break/></text:span><text:span text:style-name="T1">Pośród wszelkiej </text:span><text:span text:style-name="T1">ciemności</text:span><text:span text:style-name="T1"><text:line-break/></text:span><text:span text:style-name="T1">świeci.</text:span><text:span text:style-name="T1"><text:line-break/></text:span><text:span text:style-name="T1">Oświeć nas Jezu</text:span><text:span text:style-name="T1"><text:line-break/></text:span><text:span text:style-name="T1">światłości świata,</text:span><text:span text:style-name="T1"><text:line-break/></text:span><text:span text:style-name="T1">Wyzwól prawdę,</text:span><text:span text:style-name="T1"><text:line-break/></text:span><text:span text:style-name="T1">którą przynosisz,</text:span><text:span text:style-name="T1"><text:line-break/></text:span><text:span text:style-name="T1">Oświeć mnie, oświeć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ref. Świeć Jezu, świeć!</text:span><text:span text:style-name="T1"><text:line-break/></text:span><text:span text:style-name="T1">Chwałą Ojca </text:span><text:span text:style-name="T1">napełnij ziemię!</text:span><text:span text:style-name="T1"><text:line-break/></text:span><text:span text:style-name="T1">Płoń Duchu, płoń!</text:span><text:span text:style-name="T1"><text:line-break/></text:span><text:span text:style-name="T1">W sercach ogień złóż!</text:span><text:span text:style-name="T1"><text:line-break/></text:span><text:span text:style-name="T1">Płyń rzeko, płyń!</text:span><text:span text:style-name="T1"><text:line-break/></text:span><text:span text:style-name="T1">Zalej łaską narody całe!</text:span><text:span text:style-name="T1"><text:line-break/></text:span><text:span text:style-name="T1">Ślij słowo Twe,</text:span><text:span text:style-name="T1"><text:line-break/></text:span><text:span text:style-name="T1">światłość niech stanie s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anie,</text:span><text:span text:style-name="T1"><text:line-break/></text:span><text:span text:style-name="T1">wchodzę </text:span><text:span text:style-name="T1">w Twą obecność,</text:span><text:span text:style-name="T1"><text:line-break/></text:span><text:span text:style-name="T1">cień ustąpił</text:span><text:span text:style-name="T1"><text:line-break/></text:span><text:span text:style-name="T1">przed Twoim blaskiem.</text:span><text:span text:style-name="T1"><text:line-break/></text:span><text:span text:style-name="T1">Dzięki krwi Twojej</text:span><text:span text:style-name="T1"><text:line-break/></text:span><text:span text:style-name="T1">żyję w światłości.</text:span><text:span text:style-name="T1"><text:line-break/></text:span><text:span text:style-name="T1">Badaj mnie, wypal,</text:span><text:span text:style-name="T1"><text:line-break/></text:span><text:span text:style-name="T1">pochłoń ciemności,</text:span><text:span text:style-name="T1"><text:line-break/></text:span><text:span text:style-name="T1">Oświeć mnie, oświeć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Świeć Jezu, świeć!</text:span><text:span text:style-name="T1"><text:line-break/></text:span><text:span text:style-name="T1">Chwałą Ojca </text:span><text:span text:style-name="T1">napełnij ziemię!</text:span><text:span text:style-name="T1"><text:line-break/></text:span><text:span text:style-name="T1">Płoń Duchu, płoń!</text:span><text:span text:style-name="T1"><text:line-break/></text:span><text:span text:style-name="T1">W sercach ogień złóż!</text:span><text:span text:style-name="T1"><text:line-break/></text:span><text:span text:style-name="T1">Płyń rzeko, płyń!</text:span><text:span text:style-name="T1"><text:line-break/></text:span><text:span text:style-name="T1">Zalej łaską narody całe!</text:span><text:span text:style-name="T1"><text:line-break/></text:span><text:span text:style-name="T1">Ślij słowo Twe,</text:span><text:span text:style-name="T1"><text:line-break/></text:span><text:span text:style-name="T1">światłość niech stanie s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Widzę Twoją</text:span><text:span text:style-name="T1"><text:line-break/></text:span><text:span text:style-name="T1">królewską jasność,</text:span><text:span text:style-name="T1"><text:line-break/></text:span><text:span text:style-name="T1">Która twarze </text:span><text:span text:style-name="T1">nam rozjaśnia,</text:span><text:span text:style-name="T1"><text:line-break/></text:span><text:span text:style-name="T1">Potem prowadzi</text:span><text:span text:style-name="T1"><text:line-break/></text:span><text:span text:style-name="T1">od chwały do chwały,</text:span><text:span text:style-name="T1"><text:line-break/></text:span><text:span text:style-name="T1">Życiem naszym o Tobie opowie.</text:span><text:span text:style-name="T1"><text:line-break/></text:span><text:span text:style-name="T1">Oświeć mnie, oświeć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Świeć Jezu, świeć!</text:span><text:span text:style-name="T1"><text:line-break/></text:span><text:span text:style-name="T1">Chwałą Ojca </text:span><text:span text:style-name="T1">napełnij ziemię!</text:span><text:span text:style-name="T1"><text:line-break/></text:span><text:span text:style-name="T1">Płoń Duchu, płoń!</text:span><text:span text:style-name="T1"><text:line-break/></text:span><text:span text:style-name="T1">W sercach ogień złóż!</text:span><text:span text:style-name="T1"><text:line-break/></text:span><text:span text:style-name="T1">Płyń rzeko, płyń!</text:span><text:span text:style-name="T1"><text:line-break/></text:span><text:span text:style-name="T1">Zalej łaską narody całe!</text:span><text:span text:style-name="T1"><text:line-break/></text:span><text:span text:style-name="T1">Ślij słowo Twe,</text:span><text:span text:style-name="T1"><text:line-break/></text:span><text:span text:style-name="T1">światłość niech stanie się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6:40:52</meta:creation-date>
    <dc:creator>Rafał Talacha</dc:creator>
    <dc:date>2009-01-27T14:27:28</dc:date>
    <dc:language>pl-PL</dc:language>
    <meta:editing-cycles>6</meta:editing-cycles>
    <meta:editing-duration>PT7M2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